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align="center" fo:text-indent="0cm" style:text-autospace="none"/>
    </style:style>
    <style:style style:name="P2" style:family="paragraph">
      <style:paragraph-properties fo:margin-left="0cm" fo:margin-right="0cm" fo:line-height="150%" fo:text-align="start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color="#ffffff" fo:font-family="'Arial Black'" style:font-family-generic="swiss" style:font-pitch="variable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14pt" style:font-size-complex="14pt"/>
    </style:style>
    <style:style style:name="T2" style:family="text">
      <style:text-properties fo:color="#000000" fo:font-family="'Arial Black'" style:font-family-generic="swiss" style:font-pitch="variable" fo:font-size="60pt" fo:font-weight="bold" style:font-size-asian="14pt" style:font-size-complex="14pt"/>
    </style:style>
    <style:style style:name="T3" style:family="text">
      <style:text-properties fo:color="#000000" fo:font-family="'Arial Black'" style:font-family-generic="swiss" style:font-pitch="variable" fo:font-size="15pt" fo:font-weight="bold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 zstąpi Duch Twój</text:span><text:span text:style-name="T2"><text:line-break/></text:span><text:span text:style-name="T1">I odnowi całą ziemię</text:span><text:span text:style-name="T2"><text:line-break/></text:span><text:span text:style-name="T1">Niech zstąpi Duch Twój</text:span><text:span text:style-name="T2"><text:line-break/></text:span><text:span text:style-name="T1">I odnowi cały świ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Niech zstąpi Duch Twój</text:span><text:span text:style-name="T2"><text:line-break/></text:span><text:span text:style-name="T1">I nastanie wszędzie pokój</text:span><text:span text:style-name="T2"><text:line-break/></text:span><text:span text:style-name="T1">Królestwo Twoje, Panie</text:span><text:span text:style-name="T2"><text:line-break/></text:span><text:span text:style-name="T1">Będzie pośród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1">Abyśmy byli jedno</text:span><text:span text:style-name="T1"><text:line-break/></text:span><text:span text:style-name="T3">ppp</text:span><text:span text:style-name="T1"><text:line-break/></text:span><text:span text:style-name="T1">Abyśmy byli jedno</text:span><text:span text:style-name="T1"><text:line-break/></text:span><text:span text:style-name="T3">ppp</text:span><text:span text:style-name="T1"><text:line-break/></text:span><text:span text:style-name="T1">Abyśmy byli jedno</text:span><text:span text:style-name="T1"><text:line-break/></text:span><text:span text:style-name="T3">ppp</text:span><text:span text:style-name="T2"><text:line-break/></text:span><text:span text:style-name="T1">Ojcze prosimy spraw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8-08-22T20:22:06</meta:creation-date>
    <dc:creator>Ziomal Mistrz</dc:creator>
    <dc:date>2013-04-20T22:17:23.90</dc:date>
    <dc:language>pl-PL</dc:language>
    <meta:editing-cycles>10</meta:editing-cycles>
    <meta:editing-duration>PT1M59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